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float" office:value="15" table:style-name="ce2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9" table:style-name="ce4">
            <text:p>19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2">
          <table:table-cell office:value-type="float" office:value="19" table:style-name="ce11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table:style-name="ce10"/>
          <table:table-cell table:number-columns-repeated="19" table:style-name="ce6"/>
          <table:table-cell table:number-columns-repeated="16364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Microsoft Office User</meta:initial-creator>
    <dc:creator>Sergey</dc:creator>
    <meta:creation-date>2020-11-09T15:20:38Z</meta:creation-date>
    <dc:date>2021-08-26T06:57:21Z</dc:date>
    <meta:print-date>2021-08-26T06:56:44Z</meta:print-date>
  </office:meta>
</office:document-meta>
</file>